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21419139394703054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73443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73019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72104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81179385741100152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180197177214730763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29547827030107819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908985658868850535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82982305394490052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52791443708383334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43795214603973381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946072262406400214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6 hour Distance Classic tomor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7T08:52:15.18</dc:date>
    <dc:creator>James  Lombardi</dc:creator>
    <meta:editing-duration>P8DT14H5M36S</meta:editing-duration>
    <meta:editing-cycles>760</meta:editing-cycles>
    <meta:generator>OpenOffice/4.1.2$Win32 OpenOffice.org_project/412m3$Build-9782</meta:generator>
    <meta:document-statistic meta:table-count="0" meta:image-count="0" meta:object-count="0" meta:page-count="31" meta:paragraph-count="793" meta:word-count="9908" meta:character-count="49603"/>
  </office:meta>
</office:document-meta>
</file>